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38f" officeooo:paragraph-rsid="000413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575 Commands and SCPI issues/questions</text:p>
      <text:p text:style-name="P1"/>
      <text:p text:style-name="P1">ESE and ESR commands are simular. ESR says it will be cleared by the query, but that doesn't appear to happen.</text:p>
      <text:p text:style-name="P1"/>
      <text:p text:style-name="P1">Page 3 (2.3) – Execution error messages are are listed in XXX what is XXX, is the :SYST:ERR? Codes on page 90 (3.0)</text:p>
      <text:p text:style-name="P1"/>
      <text:p text:style-name="P1">Page 94 (4.4-4.5) – Two instances of :STB? when it should be *STB? unless there is a secret :STB command.</text:p>
      <text:p text:style-name="P1"/>
      <text:p text:style-name="P1">What does and doesn't STB clear? </text:p>
      <text:p text:style-name="P1"/>
      <text:p text:style-name="P1">Does QUE clear “:STAT:QUES:EVEN?”?</text:p>
      <text:p text:style-name="P1"/>
      <text:p text:style-name="P1">If each command should be checked for “ERROR”, how long do we need to wait for it, as it could significantly slow down the speed of sending commands?</text:p>
      <text:p text:style-name="P1"/>
      <text:p text:style-name="P1">PS and PT can be report to be stable, but the dual stable is not set immediately.</text:p>
      <text:p text:style-name="P1"/>
      <text:p text:style-name="P1">How do I know when non-remote called self test is called?</text:p>
      <text:p text:style-name="P1"/>
      <text:p text:style-name="P1">“</text:p>
      <text:p text:style-name="P1">Inside a loop or some other timer mechanism, check for errors and for</text:p>
      <text:p text:style-name="P1">status. Errors could be overpressure or loss of control, which typically</text:p>
      <text:p text:style-name="P1">indicates a leak. Should either of these conditions exist, the system will</text:p>
      <text:p text:style-name="P1">automatically put itself into VENT mode and the program should have code</text:p>
      <text:p text:style-name="P1">to handle this condition appropriately.”</text:p>
      <text:p text:style-name="P1">It doesn't appear to vent on over-pressure, why not GTG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22:34.078732791</meta:creation-date>
    <dc:date>2017-11-29T17:37:48.833426991</dc:date>
    <meta:editing-duration>PT4S</meta:editing-duration>
    <meta:editing-cycles>1</meta:editing-cycles>
    <meta:document-statistic meta:table-count="0" meta:image-count="0" meta:object-count="0" meta:page-count="1" meta:paragraph-count="16" meta:word-count="197" meta:character-count="1107" meta:non-whitespace-character-count="923"/>
    <meta:generator>LibreOffice/4.3.3.2$Linux_X86_64 LibreOffice_project/430m0$Build-2</meta:generator>
  </office:meta>
</office:document-meta>
</file>